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2" style:family="graphic" style:parent-style-name="standard">
      <style:graphic-properties draw:stroke="none" svg:stroke-color="#000000" draw:fill="none" draw:fill-color="#ffffff" fo:min-height="3.052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12cm" svg:height="1.185cm" svg:x="10.522cm" svg:y="13.545cm">
          <draw:text-box>
            <text:p><text:author-name text:fixed="false"> </text:author-name></text:p>
          </draw:text-box>
        </draw:frame>
        <draw:frame draw:style-name="gr2" draw:text-style-name="P1" draw:layer="layout" svg:width="5.239cm" svg:height="3.302cm" svg:x="15.351cm" svg:y="1cm">
          <draw:text-box>
            <text:p>Alexander Harry</text:p>
            <text:p>Justin Keeling</text:p>
            <text:p>John Lambrech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6T15:33:39.928182771</meta:creation-date>
    <dc:date>2019-01-26T15:41:35.509083635</dc:date>
    <meta:editing-duration>PT28S</meta:editing-duration>
    <meta:editing-cycles>1</meta:editing-cycles>
    <meta:document-statistic meta:object-count="2"/>
    <meta:generator>LibreOffice/6.0.7.3$Linux_X86_64 LibreOffice_project/00m0$Build-3</meta:generator>
  </office:meta>
</office:document-meta>
</file>